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svg:stroke-width="0.05cm" draw:marker-start-width="0.355cm" draw:marker-end="Diamond_20_unfilled" draw:marker-end-width="0.4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6" style:family="graphic" style:parent-style-name="objectwithoutfill">
      <style:graphic-properties svg:stroke-width="0.05cm" svg:stroke-color="#3465a4" draw:marker-start-width="0.355cm" draw:marker-end="Triangle_20_unfilled" draw:marker-end-width="0.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55cm" fo:min-width="8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7.3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55cm" fo:min-width="7.3cm"/>
    </style:style>
    <style:style style:name="gr25" style:family="graphic" style:parent-style-name="standard">
      <style:graphic-properties draw:fill="solid" draw:fill-color="#ffffff" draw:textarea-horizontal-align="left" draw:textarea-vertical-align="top" draw:auto-grow-height="false" fo:min-height="0cm" fo:min-width="7.3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8cm"/>
    </style:style>
    <style:style style:name="gr34" style:family="graphic" style:parent-style-name="standard">
      <style:graphic-properties draw:textarea-horizontal-align="justify" draw:textarea-vertical-align="middle" draw:auto-grow-height="false" fo:min-height="0.55cm" fo:min-width="6.9cm"/>
    </style:style>
    <style:style style:name="gr35" style:family="graphic" style:parent-style-name="standard">
      <style:graphic-properties draw:fill="solid" draw:fill-color="#ffffff" draw:textarea-horizontal-align="left" draw:textarea-vertical-align="top" draw:auto-grow-height="false" fo:min-height="2.15cm" fo:min-width="6.9cm"/>
    </style:style>
    <style:style style:name="gr36" style:family="graphic" style:parent-style-name="standard">
      <style:graphic-properties draw:fill="solid" draw:fill-color="#ffffff" draw:textarea-horizontal-align="left" draw:textarea-vertical-align="top" draw:auto-grow-height="false" fo:min-height="0cm" fo:min-width="6.9cm"/>
    </style:style>
    <style:style style:name="gr37" style:family="graphic" style:parent-style-name="standard">
      <style:graphic-properties draw:fill="solid" draw:fill-color="#ffffff" draw:textarea-horizontal-align="left" draw:textarea-vertical-align="top" draw:auto-grow-height="false" fo:min-height="0.949cm" fo:min-width="7.5cm"/>
    </style:style>
    <style:style style:name="gr38" style:family="graphic" style:parent-style-name="standard">
      <style:graphic-properties draw:fill="solid" draw:fill-color="#ffffff" draw:textarea-horizontal-align="left" draw:textarea-vertical-align="top" draw:auto-grow-height="false" fo:min-height="13.941cm" fo:min-width="7.5cm"/>
    </style:style>
    <style:style style:name="gr39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40" style:family="graphic" style:parent-style-name="standard">
      <style:graphic-properties draw:fill="solid" draw:fill-color="#ffffff" draw:textarea-horizontal-align="left" draw:textarea-vertical-align="top" draw:auto-grow-height="false" fo:min-height="0.55cm" fo:min-width="9.9cm"/>
    </style:style>
    <style:style style:name="gr41" style:family="graphic" style:parent-style-name="standard">
      <style:graphic-properties draw:fill="solid" draw:fill-color="#ffffff" draw:textarea-horizontal-align="left" draw:textarea-vertical-align="top" draw:auto-grow-height="false" fo:min-height="1.55cm" fo:min-width="9.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3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.8cm">
            <text:p text:style-name="P2"><text:span text:style-name="T1">+ ID : Integer</text:span></text:p>
            <text:p text:style-name="P2"><text:span text:style-name="T1">+ Manager : Employee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5.6cm">
            <text:p text:style-name="P2"><text:span text:style-name="T1">+ Employees() : List&lt;Employee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9.6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10.4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2.2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9.6cm" svg:x2="4cm" svg:y2="6.4cm" draw:start-shape="id1" draw:end-shape="id2" draw:end-glue-point="2" svg:d="M4000 9600v-3200" svg:viewBox="0 0 1 3201">
          <text:p/>
        </draw:connector>
        <draw:connector draw:style-name="gr8" draw:layer="layout" svg:x1="7.6cm" svg:y1="11cm" svg:x2="8cm" svg:y2="4.7cm" draw:start-shape="id1" draw:start-glue-point="1" draw:end-shape="id2" draw:end-glue-point="1" svg:d="M7600 11000h901v-6300h-501" svg:viewBox="0 0 902 6301">
          <text:p/>
        </draw:connector>
        <draw:frame draw:style-name="gr9" draw:layer="layout" svg:width="1.967cm" svg:height="0.747cm" svg:x="2.033cm" svg:y="7.6cm">
          <draw:text-box>
            <text:p>WorkIn</text:p>
          </draw:text-box>
        </draw:frame>
        <draw:frame draw:style-name="gr10" draw:layer="layout" svg:width="1.315cm" svg:height="0.747cm" svg:x="7.927cm" svg:y="4.052cm">
          <draw:text-box>
            <text:p>0..1</text:p>
          </draw:text-box>
        </draw:frame>
        <draw:frame draw:style-name="gr11" draw:layer="layout" svg:width="0.773cm" svg:height="0.747cm" svg:x="7.6cm" svg:y="11cm">
          <draw:text-box>
            <text:p>1</text:p>
          </draw:text-box>
        </draw:frame>
        <draw:frame draw:style-name="gr11" draw:layer="layout" svg:width="0.773cm" svg:height="0.747cm" svg:x="4cm" svg:y="6.453cm">
          <draw:text-box>
            <text:p>1</text:p>
          </draw:text-box>
        </draw:frame>
        <draw:frame draw:style-name="gr12" draw:layer="layout" svg:width="1.256cm" svg:height="0.747cm" svg:x="4cm" svg:y="8.853cm">
          <draw:text-box>
            <text:p>1..*</text:p>
          </draw:text-box>
        </draw:frame>
        <draw:g xml:id="id4" draw:id="id4">
          <draw:custom-shape draw:style-name="gr13" draw:text-style-name="P1" draw:layer="layout" svg:width="6.4cm" svg:height="1.4cm" svg:x="38.4cm" svg:y="0cm">
            <text:p text:style-name="P1">« abstract »</text:p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2.4cm" svg:x="38.4cm" svg:y="1.4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0.2cm" svg:x="38.4cm" svg:y="3.8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layer="layout" svg:x1="41.6cm" svg:y1="8cm" svg:x2="41.6cm" svg:y2="4cm" draw:start-shape="id3" draw:end-shape="id4" draw:end-glue-point="2" svg:d="M41600 8000v-4000" svg:viewBox="0 0 1 4001">
          <text:p/>
        </draw:connector>
        <draw:connector draw:style-name="gr16" draw:layer="layout" svg:x1="31.6cm" svg:y1="5.6cm" svg:x2="41.6cm" svg:y2="4cm" draw:start-shape="id5" draw:start-glue-point="0" draw:end-shape="id4" svg:d="M31600 5600v-800h10000v-800" svg:viewBox="0 0 10001 1601">
          <text:p/>
        </draw:connector>
        <draw:g xml:id="id8" draw:id="id8">
          <draw:custom-shape draw:style-name="gr17" draw:text-style-name="P4" draw:layer="layout" svg:width="8.8cm" svg:height="0.8cm" svg:x="27.2cm" svg:y="12.2cm">
            <text:p text:style-name="P1"><text:span text:style-name="T1">StandardClas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2.8cm" svg:x="27.2cm" svg:y="13cm">
            <text:p text:style-name="P2"><text:span text:style-name="T1">+ Code : String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MaximumPrice : Money</text:span></text:p>
            <text:p text:style-name="P2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8.8cm" svg:height="0.8cm" svg:x="27.2cm" svg:y="15.8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20" draw:text-style-name="P1" draw:layer="layout" svg:width="8.2cm" svg:height="0.8cm" svg:x="32cm" svg:y="21.3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2.4cm" svg:x="32cm" svg:y="22.1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8.2cm" svg:height="0.2cm" svg:x="32cm" svg:y="24.5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3" draw:text-style-name="P4" draw:layer="layout" svg:width="7.8cm" svg:height="0.8cm" svg:x="5.7cm" svg:y="21.1cm">
            <text:p text:style-name="P1"><text:span text:style-name="T1">Vis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7.8cm" svg:height="2.8cm" svg:x="5.7cm" svg:y="21.9cm">
            <text:p text:style-name="P2"><text:span text:style-name="T1">+ ID : Integer</text:span></text:p>
            <text:p text:style-name="P2"><text:span text:style-name="T2">+ Visitor : RequestingClient</text:span></text:p>
            <text:p text:style-name="P2"><text:span text:style-name="T2">+ Responsible : Employee</text:span></text:p>
            <text:p text:style-name="P2"><text:span text:style-name="T2">+ Visited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8cm" svg:height="0.2cm" svg:x="5.7cm" svg:y="2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0.4cm" svg:y="4.7cm">
            <text:p text:style-name="P1"><text:span text:style-name="T1">Acqui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2cm" svg:height="3.2cm" svg:x="10.4cm" svg:y="5.5cm">
            <text:p text:style-name="P2"><text:span text:style-name="T1">+ ID : Integer</text:span></text:p>
            <text:p text:style-name="P2"><text:span text:style-name="T2">+ Client : Requesting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0.4cm" svg:y="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7" draw:text-style-name="P1" draw:layer="layout" svg:width="8.8cm" svg:height="0.8cm" svg:x="37.2cm" svg:y="8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8.8cm" svg:height="1.8cm" svg:x="37.2cm" svg:y="8.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8.8cm" svg:height="0.8cm" svg:x="37.2cm" svg:y="10.6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layer="layout" draw:line-skew="1.299cm" svg:x1="40.2cm" svg:y1="23cm" svg:x2="44.8cm" svg:y2="2cm" draw:start-shape="id6" draw:start-glue-point="1" draw:end-shape="id4" draw:end-glue-point="1" svg:d="M40200 23000h6400v-21000h-1800" svg:viewBox="0 0 6401 21001">
          <text:p/>
        </draw:connector>
        <draw:connector draw:style-name="gr28" draw:layer="layout" svg:x1="31.6cm" svg:y1="9cm" svg:x2="31.6cm" svg:y2="12.2cm" draw:start-shape="id7" draw:start-glue-point="2" draw:end-shape="id8" draw:end-glue-point="0" svg:d="M31600 9000v3200" svg:viewBox="0 0 1 3201">
          <text:p/>
        </draw:connector>
        <draw:connector draw:style-name="gr28" draw:layer="layout" svg:x1="17.6cm" svg:y1="6.8cm" svg:x2="24.8cm" svg:y2="6.8cm" draw:start-shape="id9" draw:start-glue-point="1" draw:end-shape="id10" draw:end-glue-point="3" svg:d="M17600 6800h7200" svg:viewBox="0 0 7201 1">
          <text:p/>
        </draw:connector>
        <draw:connector draw:style-name="gr28" draw:layer="layout" svg:x1="5.7cm" svg:y1="23cm" svg:x2="4cm" svg:y2="12.4cm" draw:start-shape="id11" draw:start-glue-point="3" draw:end-shape="id1" draw:end-glue-point="2" svg:d="M5700 23000h-1700v-10600" svg:viewBox="0 0 1701 10601">
          <text:p/>
        </draw:connector>
        <draw:connector draw:style-name="gr28" draw:layer="layout" draw:line-skew="-1.099cm" svg:x1="9.6cm" svg:y1="21.1cm" svg:x2="27.2cm" svg:y2="5.6cm" draw:start-shape="id11" draw:start-glue-point="0" draw:end-shape="id12" draw:end-glue-point="0" svg:d="M9600 21100v-17100h17600v1600" svg:viewBox="0 0 17601 17101">
          <text:p/>
        </draw:connector>
        <draw:connector draw:style-name="gr28" draw:layer="layout" svg:x1="13.5cm" svg:y1="23cm" svg:x2="17.2cm" svg:y2="23cm" draw:start-shape="id11" draw:start-glue-point="1" svg:d="M13500 23000h3700" svg:viewBox="0 0 3701 1">
          <text:p/>
        </draw:connector>
        <draw:connector draw:style-name="gr28" draw:layer="layout" svg:x1="14cm" svg:y1="8.9cm" svg:x2="17.2cm" svg:y2="19.8cm" draw:start-shape="id9" draw:start-glue-point="2" draw:end-shape="id13" draw:end-glue-point="3" svg:d="M14000 8900v10900h3200" svg:viewBox="0 0 3201 10901">
          <text:p/>
        </draw:connector>
        <draw:connector draw:style-name="gr28" draw:layer="layout" svg:x1="25.2cm" svg:y1="23cm" svg:x2="32cm" svg:y2="23cm" draw:end-shape="id6" draw:end-glue-point="3" svg:d="M25200 23000h6800" svg:viewBox="0 0 6801 1">
          <text:p/>
        </draw:connector>
        <draw:connector draw:style-name="gr28" draw:layer="layout" svg:x1="41.6cm" svg:y1="11.4cm" svg:x2="25.2cm" svg:y2="19.8cm" draw:start-shape="id3" draw:start-glue-point="2" draw:end-shape="id14" draw:end-glue-point="1" svg:d="M41600 11400v8400h-16400" svg:viewBox="0 0 16401 8401">
          <text:p/>
        </draw:connector>
        <draw:connector draw:style-name="gr28" draw:layer="layout" svg:x1="27.2cm" svg:y1="14.4cm" svg:x2="22.8cm" svg:y2="15.8cm" draw:start-shape="id8" draw:start-glue-point="3" draw:end-shape="id15" draw:end-glue-point="0" svg:d="M27200 14400h-4400v1400" svg:viewBox="0 0 4401 1401">
          <text:p/>
        </draw:connector>
        <draw:custom-shape draw:style-name="gr29" draw:text-style-name="P1" xml:id="id18" draw:id="id18" draw:layer="layout" svg:width="1.6cm" svg:height="1.6cm" svg:x="18.8cm" svg:y="15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5" draw:id="id15" draw:layer="layout" svg:width="1.6cm" svg:height="1.6cm" svg:x="22cm" svg:y="15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7" draw:id="id7" draw:layer="layout" svg:width="1.6cm" svg:height="0.8cm" svg:x="30.8cm" svg:y="8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17" draw:id="id17" draw:layer="layout" svg:width="1.6cm" svg:height="0.8cm" svg:x="26.4cm" svg:y="8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4" draw:id="id14" draw:layer="layout" svg:width="1.6cm" svg:height="1.6cm" svg:x="23.6cm" svg:y="1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773cm" svg:height="0.747cm" svg:x="7.601cm" svg:y="11.001cm">
          <draw:text-box>
            <text:p>1</text:p>
          </draw:text-box>
        </draw:frame>
        <draw:custom-shape draw:style-name="gr31" draw:text-style-name="P1" draw:layer="layout" svg:width="11.949cm" svg:height="1cm" svg:x="26.851cm" svg:y="26.8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layer="layout" svg:width="0.773cm" svg:height="0.747cm" svg:x="4cm" svg:y="12.4cm">
          <draw:text-box>
            <text:p>1</text:p>
          </draw:text-box>
        </draw:frame>
        <draw:frame draw:style-name="gr32" draw:layer="layout" svg:width="0.714cm" svg:height="0.747cm" svg:x="5.2cm" svg:y="22.253cm">
          <draw:text-box>
            <text:p>*</text:p>
          </draw:text-box>
        </draw:frame>
        <draw:frame draw:style-name="gr32" draw:layer="layout" svg:width="0.714cm" svg:height="0.747cm" svg:x="13.486cm" svg:y="22.2cm">
          <draw:text-box>
            <text:p>*</text:p>
          </draw:text-box>
        </draw:frame>
        <draw:frame draw:style-name="gr32" draw:layer="layout" svg:width="0.714cm" svg:height="0.747cm" svg:x="9.886cm" svg:y="20.4cm">
          <draw:text-box>
            <text:p>*</text:p>
          </draw:text-box>
        </draw:frame>
        <draw:frame draw:style-name="gr11" draw:layer="layout" svg:width="0.773cm" svg:height="0.747cm" svg:x="16.486cm" svg:y="22.4cm">
          <draw:text-box>
            <text:p>1</text:p>
          </draw:text-box>
        </draw:frame>
        <draw:frame draw:style-name="gr11" draw:layer="layout" svg:width="0.773cm" svg:height="0.747cm" svg:x="27.1cm" svg:y="4.8cm">
          <draw:text-box>
            <text:p>1</text:p>
          </draw:text-box>
        </draw:frame>
        <draw:frame draw:style-name="gr32" draw:layer="layout" svg:width="0.714cm" svg:height="0.747cm" svg:x="17.6cm" svg:y="6.1cm">
          <draw:text-box>
            <text:p>*</text:p>
          </draw:text-box>
        </draw:frame>
        <draw:frame draw:style-name="gr10" draw:layer="layout" svg:width="1.315cm" svg:height="0.747cm" svg:x="14cm" svg:y="8.8cm">
          <draw:text-box>
            <text:p>0..1</text:p>
          </draw:text-box>
        </draw:frame>
        <draw:frame draw:style-name="gr11" draw:layer="layout" svg:width="0.773cm" svg:height="0.747cm" svg:x="24cm" svg:y="6.053cm">
          <draw:text-box>
            <text:p>1</text:p>
          </draw:text-box>
        </draw:frame>
        <draw:frame draw:style-name="gr11" draw:layer="layout" svg:width="0.773cm" svg:height="0.747cm" svg:x="16.427cm" svg:y="19.053cm">
          <draw:text-box>
            <text:p>1</text:p>
          </draw:text-box>
        </draw:frame>
        <draw:frame draw:style-name="gr11" draw:layer="layout" svg:width="0.773cm" svg:height="0.747cm" svg:x="31.227cm" svg:y="22.253cm">
          <draw:text-box>
            <text:p>1</text:p>
          </draw:text-box>
        </draw:frame>
        <draw:frame draw:style-name="gr11" draw:layer="layout" svg:width="0.773cm" svg:height="0.747cm" svg:x="40.2cm" svg:y="22.253cm">
          <draw:text-box>
            <text:p>1</text:p>
          </draw:text-box>
        </draw:frame>
        <draw:frame draw:style-name="gr32" draw:layer="layout" svg:width="0.714cm" svg:height="0.747cm" svg:x="25.2cm" svg:y="22.4cm">
          <draw:text-box>
            <text:p>*</text:p>
          </draw:text-box>
        </draw:frame>
        <draw:frame draw:style-name="gr32" draw:layer="layout" svg:width="0.714cm" svg:height="0.747cm" svg:x="44.8cm" svg:y="1.2cm">
          <draw:text-box>
            <text:p>*</text:p>
          </draw:text-box>
        </draw:frame>
        <draw:frame draw:style-name="gr12" draw:layer="layout" svg:width="1.256cm" svg:height="0.747cm" svg:x="25.2cm" svg:y="19.053cm">
          <draw:text-box>
            <text:p>1..*</text:p>
          </draw:text-box>
        </draw:frame>
        <draw:frame draw:style-name="gr11" draw:layer="layout" svg:width="0.773cm" svg:height="0.747cm" svg:x="41.6cm" svg:y="11.453cm">
          <draw:text-box>
            <text:p>1</text:p>
          </draw:text-box>
        </draw:frame>
        <draw:frame draw:style-name="gr32" draw:layer="layout" svg:width="0.714cm" svg:height="0.747cm" svg:x="22.8cm" svg:y="15cm">
          <draw:text-box>
            <text:p>*</text:p>
          </draw:text-box>
        </draw:frame>
        <draw:frame draw:style-name="gr11" draw:layer="layout" svg:width="0.773cm" svg:height="0.747cm" svg:x="26.486cm" svg:y="13.653cm">
          <draw:text-box>
            <text:p>1</text:p>
          </draw:text-box>
        </draw:frame>
        <draw:frame draw:style-name="gr12" draw:layer="layout" svg:width="1.256cm" svg:height="0.747cm" svg:x="31.6cm" svg:y="11.4cm">
          <draw:text-box>
            <text:p>1..*</text:p>
          </draw:text-box>
        </draw:frame>
        <draw:frame draw:style-name="gr32" draw:layer="layout" svg:width="0.714cm" svg:height="0.747cm" svg:x="31.6cm" svg:y="9.053cm">
          <draw:text-box>
            <text:p>*</text:p>
          </draw:text-box>
        </draw:frame>
        <draw:frame draw:style-name="gr33" draw:layer="layout" svg:width="2.178cm" svg:height="0.747cm" svg:x="6.4cm" svg:y="7.6cm">
          <draw:text-box>
            <text:p>Manage</text:p>
          </draw:text-box>
        </draw:frame>
        <draw:g xml:id="id16" draw:id="id16">
          <draw:custom-shape draw:style-name="gr34" draw:text-style-name="P1" draw:layer="layout" svg:width="7.4cm" svg:height="0.8cm" svg:x="15.9cm" svg:y="9.8cm">
            <text:p text:style-name="P1">ProposedProperty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7.4cm" svg:height="2.4cm" svg:x="15.9cm" svg:y="10.6cm">
            <text:p text:style-name="P2"><text:span text:style-name="T1">+ ID : Integer</text:span></text:p>
            <text:p text:style-name="P2"><text:span text:style-name="T1">+ Property : Property</text:span></text:p>
            <text:p text:style-name="P2"><text:span text:style-name="T1">+ Client : RequestingClient</text:span></text:p>
            <text:p text:style-name="P2"><text:span text:style-name="T1">+ Interest : Boolean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7.4cm" svg:height="0.2cm" svg:x="15.9cm" svg:y="13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" xml:id="id5" draw:id="id5" draw:layer="layout" svg:width="1.6cm" svg:height="0.8cm" svg:x="30.8cm" svg:y="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12" draw:id="id12" draw:layer="layout" svg:width="1.6cm" svg:height="0.8cm" svg:x="26.4cm" svg:y="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3" draw:id="id13" draw:layer="layout" svg:width="1.6cm" svg:height="1.6cm" svg:x="17.2cm" svg:y="19cm">
          <text:p/>
          <draw:enhanced-geometry svg:viewBox="0 0 21600 21600" draw:type="rectangle" draw:enhanced-path="M 0 0 L 21600 0 21600 21600 0 21600 0 0 Z N"/>
        </draw:custom-shape>
        <draw:connector draw:style-name="gr28" draw:layer="layout" svg:x1="23.3cm" svg:y1="11.5cm" svg:x2="27.2cm" svg:y2="9cm" draw:start-shape="id16" draw:start-glue-point="1" draw:end-shape="id17" draw:end-glue-point="2" svg:d="M23300 11500h3900v-2500" svg:viewBox="0 0 3901 2501">
          <text:p/>
        </draw:connector>
        <draw:connector draw:style-name="gr28" draw:layer="layout" svg:x1="19.6cm" svg:y1="15.8cm" svg:x2="19.6cm" svg:y2="13.2cm" draw:start-shape="id18" draw:start-glue-point="0" draw:end-shape="id16" draw:end-glue-point="2" svg:d="M19600 15800v-2600" svg:viewBox="0 0 1 2601">
          <text:p/>
        </draw:connector>
        <draw:g>
          <draw:custom-shape draw:style-name="gr37" draw:text-style-name="P3" draw:layer="layout" svg:width="8cm" svg:height="1.199cm" svg:x="17.2cm" svg:y="30.791cm">
            <text:p text:style-name="P2"><text:span text:style-name="T1">+ Visits() : List&lt;Visit&gt;</text:span></text:p>
            <text:p text:style-name="P2"><text:span text:style-name="T1">+ Acquisition() : Acquisi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0.8cm" svg:x="17.2cm" svg:y="15.8cm">
            <text:p text:style-name="P1">Property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8cm" svg:height="14.191cm" svg:x="17.2cm" svg:y="16.6cm">
            <text:p text:style-name="P2"><text:span text:style-name="T2">+ ID : Integer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Address : Address</text:span></text:p>
            <text:p text:style-name="P2"><text:span text:style-name="T2">+ AvailabilityDate : Date</text:span></text:p>
            <text:p text:style-name="P2"><text:span text:style-name="T2">+ Bedrooms : Integer</text:span></text:p>
            <text:p text:style-name="P2"><text:span text:style-name="T2">+ Class : StandardClass</text:span></text:p>
            <text:p text:style-name="P2"><text:span text:style-name="T2">+ Deposit : Money</text:span></text:p>
            <text:p text:style-name="P2"><text:span text:style-name="T2">+ Description : String</text:span></text:p>
            <text:p text:style-name="P2"><text:span text:style-name="T2">+ Elevator : Boolean</text:span></text:p>
            <text:p text:style-name="P2"><text:span text:style-name="T2">+ EquippedKitchen : Boolean</text:span></text:p>
            <text:p text:style-name="P2"><text:span text:style-name="T2">+ Floor : String</text:span></text:p>
            <text:p text:style-name="P2"><text:span text:style-name="T2">+ Floors : Integer</text:span></text:p>
            <text:p text:style-name="P2"><text:span text:style-name="T2">+ Garages : Integer</text:span></text:p>
            <text:p text:style-name="P2"><text:span text:style-name="T2">+ GardenArea : Double</text:span></text:p>
            <text:p text:style-name="P2"><text:span text:style-name="T2">+ Garnish : String</text:span></text:p>
            <text:p text:style-name="P2"><text:span text:style-name="T2">+ Lease : String</text:span></text:p>
            <text:p text:style-name="P2"><text:span text:style-name="T2">+ Loads : Money</text:span></text:p>
            <text:p text:style-name="P2"><text:span text:style-name="T2">+ Owner : OfferingClient</text:span></text:p>
            <text:p text:style-name="P2"><text:span text:style-name="T2">+ Photo : Bitmap</text:span></text:p>
            <text:p text:style-name="P2"><text:span text:style-name="T2">+ Price : Money</text:span></text:p>
            <text:p text:style-name="P2"><text:span text:style-name="T2">+ Rateable : Money</text:span></text:p>
            <text:p text:style-name="P2"><text:span text:style-name="T2">+ Rent : Money</text:span></text:p>
            <text:p text:style-name="P2"><text:span text:style-name="T2">+ Rooms : Integer</text:span></text:p>
            <text:p text:style-name="P2"><text:span text:style-name="T2">+ Size : Double</text:span></text:p>
            <text:p text:style-name="P2"><text:span text:style-name="T2">+ State : String</text:span></text:p>
            <text:p text:style-name="P2"><text:span text:style-name="T2">+ Status : Status</text:span></text:p>
            <text:p text:style-name="P2"><text:span text:style-name="T2">+ SubmissionDate : Date</text:span></text:p>
            <draw:enhanced-geometry svg:viewBox="0 0 21600 21600" draw:type="rectangle" draw:enhanced-path="M 0 0 L 21600 0 21600 21600 0 21600 0 0 Z N"/>
          </draw:custom-shape>
        </draw:g>
        <draw:frame draw:style-name="gr32" draw:layer="layout" svg:width="0.714cm" svg:height="0.747cm" svg:x="19.6cm" svg:y="13.2cm">
          <draw:text-box>
            <text:p>*</text:p>
          </draw:text-box>
        </draw:frame>
        <draw:frame draw:style-name="gr32" draw:layer="layout" svg:width="0.714cm" svg:height="0.747cm" svg:x="23.3cm" svg:y="10.753cm">
          <draw:text-box>
            <text:p>*</text:p>
          </draw:text-box>
        </draw:frame>
        <draw:frame draw:style-name="gr11" draw:layer="layout" svg:width="0.773cm" svg:height="0.747cm" svg:x="27.2cm" svg:y="9.053cm">
          <draw:text-box>
            <text:p>1</text:p>
          </draw:text-box>
        </draw:frame>
        <draw:frame draw:style-name="gr11" draw:layer="layout" svg:width="0.773cm" svg:height="0.747cm" svg:x="19.6cm" svg:y="15.053cm">
          <draw:text-box>
            <text:p>1</text:p>
          </draw:text-box>
        </draw:frame>
        <draw:g>
          <draw:custom-shape draw:style-name="gr39" draw:text-style-name="P1" draw:layer="layout" svg:width="10.4cm" svg:height="0.8cm" svg:x="24.8cm" svg:y="5.6cm">
            <text:p text:style-name="P1">RequestingClient</text:p>
            <draw:enhanced-geometry svg:viewBox="0 0 21600 21600" draw:type="rectangle" draw:enhanced-path="M 0 0 L 21600 0 21600 21600 0 21600 0 0 Z N"/>
          </draw:custom-shape>
          <draw:custom-shape draw:style-name="gr40" draw:text-style-name="P3" xml:id="id10" draw:id="id10" draw:layer="layout" svg:width="10.4cm" svg:height="0.8cm" svg:x="24.8cm" svg:y="6.4cm">
            <text:p text:style-name="P2"><text:span text:style-name="T1">+ DesiredClasses : List&lt;StandardClass&gt;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0.4cm" svg:height="1.8cm" svg:x="24.8cm" svg:y="7.2cm">
            <text:p text:style-name="P2"><text:span text:style-name="T1">+ InterestProperties() : List&lt;Property&gt;</text:span></text:p>
            <text:p text:style-name="P2"><text:span text:style-name="T1">+ PossibleProperties() : List&lt;Property&gt;</text:span></text:p>
            <text:p text:style-name="P2"><text:span text:style-name="T1">+ ProposedProperties() : List&lt;Property&gt;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5H23M36S</meta:editing-duration>
    <meta:editing-cycles>39</meta:editing-cycles>
    <meta:generator>LibreOffice/4.3.5.2$Windows_x86 LibreOffice_project/3a87456aaa6a95c63eea1c1b3201acedf0751bd5</meta:generator>
    <dc:date>2015-02-04T12:34:01.915000000</dc:date>
    <meta:document-statistic meta:object-count="100"/>
    <meta:template xlink:type="simple" xlink:actuate="onRequest" xlink:title="Diagramme" xlink:href="../../../../../../AppData/Roaming/LibreOffice/4/user/template/Diagramme.otg" meta:date="2015-01-19T18:30:28.143000000"/>
  </office:meta>
</office:document-meta>
</file>